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6pt"/>
    </style:style>
    <style:style style:name="co2" style:family="table-column">
      <style:table-column-properties fo:break-before="auto" style:column-width="43.74pt"/>
    </style:style>
    <style:style style:name="co3" style:family="table-column">
      <style:table-column-properties fo:break-before="auto" style:column-width="29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3" table:number-columns-repeated="7" table:default-cell-style-name="Default"/>
        <table:table-column table:style-name="co3" table:default-cell-style-name="ce9"/>
        <table:table-column table:style-name="co4" table:default-cell-style-name="ce11"/>
        <table:table-row table:style-name="ro1">
          <table:table-cell office:value-type="string" calcext:value-type="string">
            <text:p>Jahr 1</text:p>
          </table:table-cell>
          <table:table-cell table:number-columns-repeated="2"/>
          <table:table-cell table:style-name="Default"/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jektorganisation</text:p>
          </table:table-cell>
          <table:table-cell/>
          <table:table-cell table:formula="of:=([.$F$2]*[.F3]+[.$G$2]*[.G3]+[.$H$2]*[.H3]+[.$I$2]*[.I3]+[.$J$2]*[.J3]+[.$K$2]*[.K3]+[.$L$2]*[.L3])/SUM([.D3:.L3])" office:value-type="float" office:value="3" calcext:value-type="float">
            <text:p>3</text:p>
          </table:table-cell>
          <table:table-cell table:style-name="ce3"/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Umgang mit Konflikten</text:p>
          </table:table-cell>
          <table:table-cell/>
          <table:table-cell table:formula="of:=([.$F$2]*[.F4]+[.$G$2]*[.G4]+[.$H$2]*[.H4]+[.$I$2]*[.I4]+[.$J$2]*[.J4]+[.$K$2]*[.K4]+[.$L$2]*[.L4])/SUM([.D4:.L4])" office:value-type="float" office:value="2.70454545454545" calcext:value-type="float">
            <text:p>2.704545454545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rbeitsatmosphäre</text:p>
          </table:table-cell>
          <table:table-cell/>
          <table:table-cell table:formula="of:=([.$F$2]*[.F5]+[.$G$2]*[.G5]+[.$H$2]*[.H5]+[.$I$2]*[.I5]+[.$J$2]*[.J5]+[.$K$2]*[.K5]+[.$L$2]*[.L5])/SUM([.D5:.L5])" office:value-type="float" office:value="3.25" calcext:value-type="float">
            <text:p>3.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“Europakompetenz”</text:p>
          </table:table-cell>
          <table:table-cell/>
          <table:table-cell table:formula="of:=([.$F$2]*[.F6]+[.$G$2]*[.G6]+[.$H$2]*[.H6]+[.$I$2]*[.I6]+[.$J$2]*[.J6]+[.$K$2]*[.K6]+[.$L$2]*[.L6])/SUM([.D6:.L6])" office:value-type="float" office:value="3.73913043478261" calcext:value-type="float">
            <text:p>3.7391304347826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ersönliche Entwicklung</text:p>
          </table:table-cell>
          <table:table-cell/>
          <table:table-cell table:formula="of:=([.$F$2]*[.F7]+[.$G$2]*[.G7]+[.$H$2]*[.H7]+[.$I$2]*[.I7]+[.$J$2]*[.J7]+[.$K$2]*[.K7]+[.$L$2]*[.L7])/SUM([.D7:.L7])" office:value-type="float" office:value="3.63636363636364" calcext:value-type="float">
            <text:p>3.636363636363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rweiterung der Sprachkompetenz</text:p>
          </table:table-cell>
          <table:table-cell/>
          <table:table-cell table:formula="of:=([.$F$2]*[.F8]+[.$G$2]*[.G8]+[.$H$2]*[.H8]+[.$I$2]*[.I8]+[.$J$2]*[.J8]+[.$K$2]*[.K8]+[.$L$2]*[.L8])/SUM([.D8:.L8])" office:value-type="float" office:value="3.32" calcext:value-type="float">
            <text:p>3.3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erufliche Kompetenzerweiterung</text:p>
          </table:table-cell>
          <table:table-cell/>
          <table:table-cell table:formula="of:=([.$F$2]*[.F9]+[.$G$2]*[.G9]+[.$H$2]*[.H9]+[.$I$2]*[.I9]+[.$J$2]*[.J9]+[.$K$2]*[.K9]+[.$L$2]*[.L9])/SUM([.D9:.L9])" office:value-type="float" office:value="3.16666666666667" calcext:value-type="float">
            <text:p>3.16666666666667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Interesse/Abwechslung/Motivation</text:p>
          </table:table-cell>
          <table:table-cell/>
          <table:table-cell table:formula="of:=([.$F$2]*[.F10]+[.$G$2]*[.G10]+[.$H$2]*[.H10]+[.$I$2]*[.I10]+[.$J$2]*[.J10]+[.$K$2]*[.K10]+[.$L$2]*[.L10])/SUM([.D10:.L10])" office:value-type="float" office:value="3.45454545454545" calcext:value-type="float">
            <text:p>3.45454545454545</text:p>
          </table:table-cell>
          <table:table-cell table:style-name="ce5"/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ahr 2</text:p>
          </table:table-cell>
          <table:table-cell table:number-columns-repeated="2"/>
          <table:table-cell table:style-name="Default"/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jektorganisation</text:p>
          </table:table-cell>
          <table:table-cell/>
          <table:table-cell table:formula="of:=([.$F$12]*[.F13]+[.$G$12]*[.G13]+[.$H$12]*[.H13]+[.$I$12]*[.I13]+[.$J$12]*[.J13]+[.$K$12]*[.K13]+[.$L$12]*[.L13])/SUM([.D13:.L13])" office:value-type="float" office:value="3.53333333333333" calcext:value-type="float">
            <text:p>3.53333333333333</text:p>
          </table:table-cell>
          <table:table-cell table:style-name="ce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Umgang mit Konflikten</text:p>
          </table:table-cell>
          <table:table-cell/>
          <table:table-cell table:formula="of:=([.$F$12]*[.F14]+[.$G$12]*[.G14]+[.$H$12]*[.H14]+[.$I$12]*[.I14]+[.$J$12]*[.J14]+[.$K$12]*[.K14]+[.$L$12]*[.L14])/SUM([.D14:.L14])" office:value-type="float" office:value="3.46666666666667" calcext:value-type="float">
            <text:p>3.4666666666666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rbeitsatmosphäre</text:p>
          </table:table-cell>
          <table:table-cell/>
          <table:table-cell table:formula="of:=([.$F$12]*[.F15]+[.$G$12]*[.G15]+[.$H$12]*[.H15]+[.$I$12]*[.I15]+[.$J$12]*[.J15]+[.$K$12]*[.K15]+[.$L$12]*[.L15])/SUM([.D15:.L15])" office:value-type="float" office:value="3.42857142857143" calcext:value-type="float">
            <text:p>3.4285714285714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“Europakompetenz”</text:p>
          </table:table-cell>
          <table:table-cell/>
          <table:table-cell table:formula="of:=([.$F$12]*[.F16]+[.$G$12]*[.G16]+[.$H$12]*[.H16]+[.$I$12]*[.I16]+[.$J$12]*[.J16]+[.$K$12]*[.K16]+[.$L$12]*[.L16])/SUM([.D16:.L16])" office:value-type="float" office:value="3.46428571428571" calcext:value-type="float">
            <text:p>3.4642857142857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ersönliche Entwicklung</text:p>
          </table:table-cell>
          <table:table-cell/>
          <table:table-cell table:formula="of:=([.$F$12]*[.F17]+[.$G$12]*[.G17]+[.$H$12]*[.H17]+[.$I$12]*[.I17]+[.$J$12]*[.J17]+[.$K$12]*[.K17]+[.$L$12]*[.L17])/SUM([.D17:.L17])" office:value-type="float" office:value="3.66666666666667" calcext:value-type="float">
            <text:p>3.6666666666666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rweiterung der Sprachkompetenz</text:p>
          </table:table-cell>
          <table:table-cell/>
          <table:table-cell table:formula="of:=([.$F$12]*[.F18]+[.$G$12]*[.G18]+[.$H$12]*[.H18]+[.$I$12]*[.I18]+[.$J$12]*[.J18]+[.$K$12]*[.K18]+[.$L$12]*[.L18])/SUM([.D18:.L18])" office:value-type="float" office:value="3.4375" calcext:value-type="float">
            <text:p>3.43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erufliche Kompetenzerweiterung</text:p>
          </table:table-cell>
          <table:table-cell/>
          <table:table-cell table:formula="of:=([.$F$12]*[.F19]+[.$G$12]*[.G19]+[.$H$12]*[.H19]+[.$I$12]*[.I19]+[.$J$12]*[.J19]+[.$K$12]*[.K19]+[.$L$12]*[.L19])/SUM([.D19:.L19])" office:value-type="float" office:value="3.33333333333333" calcext:value-type="float">
            <text:p>3.3333333333333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Interesse/Abwechslung/Motivation</text:p>
          </table:table-cell>
          <table:table-cell/>
          <table:table-cell table:formula="of:=([.$F$12]*[.F20]+[.$G$12]*[.G20]+[.$H$12]*[.H20]+[.$I$12]*[.I20]+[.$J$12]*[.J20]+[.$K$12]*[.K20]+[.$L$12]*[.L20])/SUM([.D20:.L20])" office:value-type="float" office:value="3.76666666666667" calcext:value-type="float">
            <text:p>3.76666666666667</text:p>
          </table:table-cell>
          <table:table-cell table:style-name="ce5"/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2:55:23.720227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3:20.923897169</meta:creation-date>
    <dc:date>2017-07-26T14:12:04.599088996</dc:date>
    <meta:editing-duration>PT18M54S</meta:editing-duration>
    <meta:editing-cycles>7</meta:editing-cycles>
    <meta:generator>LibreOffice/5.3.1.2$Linux_X86_64 LibreOffice_project/30m0$Build-2</meta:generator>
    <meta:document-statistic meta:table-count="1" meta:cell-count="135" meta:object-count="0"/>
  </office:meta>
</office:document-meta>
</file>